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slide transition and shape effects must be started separately by the user.</text:p>
          </draw:text-box>
        </draw:frame>
        <draw:frame presentation:style-name="pr1" presentation:class="subtitle" draw:id="id1" svg:x="2.058cm" svg:y="5.838cm" svg:width="23.912cm" svg:height="13.23cm">
          <draw:text-box>
            <text:p text:style-name="P1">slide transition and shape effects must be started separately by the user.</text:p>
          </draw:text-box>
        </draw:frame>
        <presentation:animations>
          <presentation:show-shape draw:shape-id="id1" presentation:effect="fade"/>
        </presentation:animations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slide transition and shape effects must be started separately by the user.</text:p>
          </draw:text-box>
        </draw:frame>
        <draw:frame presentation:style-name="pr1" presentation:class="subtitle" draw:id="id2" svg:x="2.058cm" svg:y="5.838cm" svg:width="23.912cm" svg:height="13.23cm">
          <draw:text-box>
            <text:p text:style-name="P1">slide transition and shape effects must be started separately by the user.</text:p>
          </draw:text-box>
        </draw:frame>
        <presentation:animations>
          <presentation:show-shape draw:shape-id="id2" presentation:effect="fade"/>
        </presentation:animation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